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2pt" fo:font-weight="bold"/>
    </style:style>
    <style:style style:name="ce2" style:family="table-cell" style:parent-style-name="Default">
      <style:text-properties fo:font-size="12pt" fo:font-weight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isco Stu</text:p>
          </table:table-cell>
          <table:table-cell/>
          <table:table-cell office:value-type="string" calcext:value-type="string">
            <text:p>Fracking, Freude, Eierkuchen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Ziemlich beste Freundin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Volksabstimmung in Springfield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ummelmann</text:p>
          </table:table-cell>
          <table:table-cell office:value-type="string" calcext:value-type="string">
            <text:p>Fracking, Freude, Eierkuchen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-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-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lobal Clowning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 office:value-type="string" calcext:value-type="string">
            <text:p>Undercover Burn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Sanjay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Sky-Polizei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Podcast New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Orange is the new yellow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as Maskottchen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Drei gescheiterte Träum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Shauna</text:p>
          </table:table-cell>
          <table:table-cell office:value-type="string" calcext:value-type="string">
            <text:p>Lisa tut es nicht lei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Vorwärts in die Vergangenhei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Tagebuch der Mrs. K</text:p>
          </table:table-cell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Tagebuch der Mrs. 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ole Aussichte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und die Sangesbrüder</text:p>
          </table:table-cell>
          <table:table-cell/>
        </table:table-row>
        <table:table-row table:style-name="ro2" table:number-rows-repeated="1047830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4" office:value-type="string" calcext:value-type="string">
            <text:p>Aktion</text:p>
          </table:table-cell>
          <table:table-cell table:style-name="ce4" office:value-type="string" calcext:value-type="string">
            <text:p>Episod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Bartigula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 spielt mit link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Lisa spielt mit rechts Gitarre</text:p>
          </table:table-cell>
          <table:table-cell office:value-type="string" calcext:value-type="string">
            <text:p>Fett ist fabelhaft</text:p>
          </table:table-cell>
        </table:table-row>
        <table:table-row table:style-name="ro2">
          <table:table-cell office:value-type="string" calcext:value-type="string">
            <text:p>Sideshow Bob wirft Dartpfeile mit rechts</text:p>
          </table:table-cell>
          <table:table-cell office:value-type="string" calcext:value-type="string">
            <text:p>Und der Mörder ist…</text:p>
          </table:table-cell>
        </table:table-row>
        <table:table-row table:style-name="ro2">
          <table:table-cell office:value-type="string" calcext:value-type="string">
            <text:p>Skinner hämmert mit rechts</text:p>
          </table:table-cell>
          <table:table-cell office:value-type="string" calcext:value-type="string">
            <text:p>Sommer-Weihnacht in Springfield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urns zeichnet mit link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Dr. Hibbert schneide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Moe näht mit links</text:p>
          </table:table-cell>
          <table:table-cell office:value-type="string" calcext:value-type="string">
            <text:p>Ein Herz und eine Krone</text:p>
          </table:table-cell>
        </table:table-row>
      </table:table>
      <table:named-expressions/>
      <table:database-ranges>
        <table:database-range table:name="__Anonymous_Sheet_DB__0" table:target-range-address="Schreibhand.A1:Schreibhand.C73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10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rial Unicode MS" style:font-size-asian="10pt" style:language-asian="de" style:country-asian="DE" style:font-name-complex="Tahoma" style:font-size-complex="10pt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.00.0000</text:date>, <text:time style:data-style-name="N2" text:time-value="19:20:20.633711783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2.0.4$Linux_X86_64 LibreOffice_project/9a9c6381e3f7a62afc1329bd359cc48accb6435b</meta:generator>
    <meta:creation-date>2006-09-16T14:57:30</meta:creation-date>
    <dc:date>2021-09-02T19:21:05.438156050</dc:date>
    <meta:editing-cycles>443</meta:editing-cycles>
    <meta:editing-duration>PT19H51M15S</meta:editing-duration>
    <meta:document-statistic meta:table-count="2" meta:cell-count="1779" meta:object-count="0"/>
    <meta:user-defined meta:name="Info 1"/>
    <meta:user-defined meta:name="Info 2"/>
    <meta:user-defined meta:name="Info 3"/>
    <meta:user-defined meta:name="Info 4"/>
  </office:meta>
</office:document-meta>
</file>